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Standard" style:list-style-name=""/>
    <style:style style:name="P5" style:family="paragraph" style:parent-style-name="Heading_20_1">
      <style:paragraph-properties fo:break-before="page"/>
    </style:style>
    <style:style style:name="P6" style:family="paragraph" style:parent-style-name="Heading_20_1">
      <style:paragraph-properties fo:text-align="center" style:justify-single-word="false" fo:break-before="page"/>
    </style:style>
    <style:style style:name="P7" style:family="paragraph" style:parent-style-name="Heading_20_1" style:list-style-name="">
      <style:paragraph-properties fo:text-align="center" style:justify-single-word="false" fo:break-before="page"/>
    </style:style>
    <style:style style:name="P8" style:family="paragraph" style:parent-style-name="Heading_20_1">
      <style:paragraph-properties fo:text-align="center" style:justify-single-word="false" fo:break-before="page"/>
      <style:text-properties officeooo:rsid="00007c29" officeooo:paragraph-rsid="00007c29"/>
    </style:style>
    <style:style style:name="P9" style:family="paragraph" style:parent-style-name="Text_20_body" style:list-style-name="">
      <style:paragraph-properties fo:text-align="center" style:justify-single-word="false"/>
    </style:style>
    <style:style style:name="P10" style:family="paragraph" style:parent-style-name="Text_20_body">
      <style:paragraph-properties fo:text-align="center" style:justify-single-word="false"/>
      <style:text-properties officeooo:rsid="00007c29" officeooo:paragraph-rsid="00007c29"/>
    </style:style>
    <style:style style:name="T1" style:family="text">
      <style:text-properties officeooo:rsid="00007c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buch</text:p>
      <text:p text:style-name="P1"/>
      <text:p text:style-name="P1">Für</text:p>
      <text:p text:style-name="P1"/>
      <text:p text:style-name="P1">Projekt</text:p>
      <text:h text:style-name="P7" text:outline-level="1">Einleitung</text:h>
      <text:h text:style-name="P9" text:outline-level="1"/>
      <text:h text:style-name="P4" text:outline-level="1">Dieses Produkt ist durch, die Teamarbeit von Gianluca Bandino und ḿir Marius Weinhardt zustande gekommen im laufe unseres Abschlussprojektes an der FvS für Informationstechnische und Kommunikationstechnische Assistenten mussten wir ein eigens ausgesuchtes Projekt im <text:span text:style-name="T1">Informations-</text:span> technischen Bereich erarbeiten und Vorstellen <text:s/>wir entschieden uns dabei für eine vereinfachte <text:span text:style-name="T1">Version</text:span> der Smartwatch mein Partner gab dazu die <text:span text:style-name="T1">entscheidende</text:span> Idee und so fingen wir an unseren Projekt an zu arbeiten obwohl wir uns in eine Komplett neue Umgebung wagen mussten da ich nur geringe <text:span text:style-name="T1">Kenntnisse</text:span> in Android und smartBASIC hatte <text:s/>nach einigen <text:span text:style-name="T1">müßigen</text:span> stunden des <text:span text:style-name="T1">Studierens</text:span> kannte ich mich dann in Android aber genügend aus um die APP für dieses Produkt zu entwickeln..</text:h>
      <text:h text:style-name="P4" text:outline-level="1"/>
      <text:h text:style-name="P4" text:outline-level="1">(Projektname) hat einige Funktionen die man ihnen nun Genauer Erklären wird. </text:h>
      <text:h text:style-name="P7" text:outline-level="1">Der µC</text:h>
      <text:h text:style-name="P9" text:outline-level="1">(Screenshot mit <text:span text:style-name="T1">Erklärungen</text:span> füllen)</text:h>
      <text:h text:style-name="P6" text:outline-level="1">Das Menü der APP</text:h>
      <text:p text:style-name="P2"/>
      <text:p text:style-name="P2">(Screenshot mit <text:span text:style-name="T1">Erklärungen</text:span> füllen)</text:p>
      <text:h text:style-name="P6" text:outline-level="1">Erstes Benutzen</text:h>
      <text:p text:style-name="P2"/>
      <text:p text:style-name="P3">Beim erster Benutzung des µC muss man ihn und die APP <text:span text:style-name="T1">erst einmal</text:span> einrichten dazu sind folgende Schritte in dieser Reihenfolge notwendig.</text:p>
      <text:p text:style-name="P3"/>
      <text:h text:style-name="P5" text:outline-level="1">Funktionen und Einstellungen</text:h>
      <text:p text:style-name="Text_20_body"/>
      <text:h text:style-name="Heading_20_2" text:outline-level="2">Farbschemata ändern</text:h>
      <text:p text:style-name="Text_20_body">Im Einstellungsmenü können sie unter anderem verschiedene <text:span text:style-name="T1">Farbschemata</text:span> für ihre APP auswählen ich rate ihnen allerdings dazu die Standard <text:span text:style-name="T1">Einstellungen</text:span> zu behalten aus <text:span text:style-name="T1">Grund</text:span> von <text:span text:style-name="T1">Lesbarkeit.</text:span></text:p>
      <text:h text:style-name="Heading_20_2" text:outline-level="2">Bei Anrufen vibrieren</text:h>
      <text:p text:style-name="Text_20_body">Bei Aktivierung dieser Option vibriert der µC auch dann wenn sie Angerufen werden.</text:p>
      <text:h text:style-name="Heading_20_2" text:outline-level="2">Bei Mitteilungen vibrieren</text:h>
      <text:p text:style-name="Text_20_body">Bei Aktivierung dieser Option vibriert der µC auch dann wenn sie Mitteilungen bekommen.</text:p>
      <text:p text:style-name="Text_20_body"/>
      <text:p text:style-name="Text_20_body"/>
      <text:h text:style-name="P8" text:outline-level="1">Fehlerbehebung</text:h>
      <text:p text:style-name="P10">Falls sie Probleme beim einrichten haben versuchen sie diese schritte sollte dies nicht zum Erfolg führen dann schicken sie bitte eine Email an (Placeholder).</text:p>
      <text:p text:style-name="P3">1.Testen sie <text:span text:style-name="T1">nach dem Verbinden mit dem µC </text:span>in den Einstellungen die Vibrationsfunktion, durch <text:span text:style-name="T1">an tippen</text:span> des <text:span text:style-name="T1">Vibrations</text:span> Buttons.</text:p>
      <text:p text:style-name="P3">2.Schalten sie <text:span text:style-name="T1">die Bluetooth Funktion</text:span> für etwa 30 Sekunden aus , danach schalten sie ihr Bluetooth wieder an <text:span text:style-name="T1">und verbinden sich noch einmal</text:span>.</text:p>
      <text:p text:style-name="P3">3.Starten sie ihr Smartphone und den µC für etwa 30 Sekunden aus und trennen sie wenn möglich die Geräte vom Strom <text:span text:style-name="T1">Verbinden sie sich noch einmal mit den µC</text:span>.</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ial" svg:font-family="Arial"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editing-duration>PT7M17S</meta:editing-duration>
    <meta:editing-cycles>2</meta:editing-cycles>
    <meta:creation-date>2016-04-30T14:24:25.116000000</meta:creation-date>
    <dc:date>2016-04-30T14:31:41.520000000</dc:date>
    <meta:document-statistic meta:table-count="0" meta:image-count="0" meta:object-count="0" meta:page-count="7" meta:paragraph-count="24" meta:word-count="322" meta:character-count="2155" meta:non-whitespace-character-count="1854"/>
  </office:meta>
</office:document-meta>
</file>